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d1c" officeooo:paragraph-rsid="00053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eo!!</text:p>
      <text:p text:style-name="P1">2. Bio!!</text:p>
      <text:p text:style-name="P1">3. WTH!!</text:p>
      <text:p text:style-name="P1">4. PHY!!</text:p>
      <text:p text:style-name="P1">5. CH!!</text:p>
      <text:p text:style-name="P1">6. MATH!!</text:p>
      <text:p text:style-name="P1"/>
      <text:p text:style-name="P1">1.</text:p>
      <text:p text:style-name="P1">Portfolio</text:p>
      <text:p text:style-name="P1"/>
      <text:p text:style-name="P1">2.</text:p>
      <text:p text:style-name="P1">Gehirn und Hormone</text:p>
      <text:p text:style-name="P1"/>
      <text:p text:style-name="P1">3.</text:p>
      <text:p text:style-name="P1">WTH Aufgaben beenden</text:p>
      <text:p text:style-name="P1"/>
      <text:p text:style-name="P1">4.</text:p>
      <text:p text:style-name="P1">Protokoll abgeben</text:p>
      <text:p text:style-name="P1"/>
      <text:p text:style-name="P1">5.</text:p>
      <text:p text:style-name="P1">Protokoll(TEELICHT)</text:p>
      <text:p text:style-name="P1">Steckbrief(Kupfer)</text:p>
      <text:p text:style-name="P1"/>
      <text:p text:style-name="P1">6.</text:p>
      <text:p text:style-name="P1">Test korrektu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15:13.746409787</meta:creation-date>
    <dc:date>2019-02-14T13:20:11.401877500</dc:date>
    <meta:editing-duration>PT4M58S</meta:editing-duration>
    <meta:editing-cycles>1</meta:editing-cycles>
    <meta:document-statistic meta:table-count="0" meta:image-count="0" meta:object-count="0" meta:page-count="1" meta:paragraph-count="19" meta:word-count="31" meta:character-count="175" meta:non-whitespace-character-count="163"/>
    <meta:generator>LibreOffice/5.2.7.2$Linux_X86_64 LibreOffice_project/20m0$Build-2</meta:generator>
  </office:meta>
</office:document-meta>
</file>